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FIXED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BASIC REV. C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Atari XL OS Rev. 2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0" calcext:value-type="float">
            <text:p>0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0" calcext:value-type="float">
            <text:p>0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1:00:10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1:56:08.928000000</dc:date>
    <meta:editing-cycles>824</meta:editing-cycles>
    <meta:editing-duration>P13DT12H37M59S</meta:editing-duration>
    <meta:generator>LibreOffice/7.1.5.2$Windows_x86 LibreOffice_project/85f04e9f809797b8199d13c421bd8a2b025d52b5</meta:generator>
    <meta:document-statistic meta:table-count="3" meta:cell-count="534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